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2" style:family="table">
      <style:table-properties style:width="25.499cm" table:align="margins"/>
    </style:style>
    <style:style style:name="Tabelle2.A" style:family="table-column">
      <style:table-column-properties style:column-width="8.498cm" style:rel-column-width="21841*"/>
    </style:style>
    <style:style style:name="Tabelle2.B" style:family="table-column">
      <style:table-column-properties style:column-width="8.5cm" style:rel-column-width="21846*"/>
    </style:style>
    <style:style style:name="Tabelle2.C" style:family="table-column">
      <style:table-column-properties style:column-width="8.5cm" style:rel-column-width="21848*"/>
    </style:style>
    <style:style style:name="Tabelle2.1" style:family="table-row">
      <style:table-row-properties style:row-height="5.099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e5a9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1.492cm"/>
        </style:tab-stops>
      </style:paragraph-properties>
      <style:text-properties fo:font-size="8pt" officeooo:rsid="00099170" officeooo:paragraph-rsid="000ce5a9" style:font-size-asian="8pt" style:font-size-complex="8pt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2.193cm"/>
        </style:tab-stops>
      </style:paragraph-properties>
      <style:text-properties fo:font-size="8pt" officeooo:rsid="00099170" officeooo:paragraph-rsid="000ce5a9" style:font-size-asian="8pt" style:font-size-complex="8pt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1.492cm"/>
        </style:tab-stops>
      </style:paragraph-properties>
      <style:text-properties fo:font-size="2pt" officeooo:rsid="00099170" officeooo:paragraph-rsid="000ce5a9" style:font-size-asian="1.75pt" style:font-size-complex="2pt"/>
    </style:style>
    <style:style style:name="P5" style:family="paragraph" style:parent-style-name="Table_20_Contents">
      <style:paragraph-properties fo:margin-top="0cm" fo:margin-bottom="0cm" loext:contextual-spacing="false" fo:line-height="100%">
        <style:tab-stops>
          <style:tab-stop style:position="2.097cm"/>
        </style:tab-stops>
      </style:paragraph-properties>
      <style:text-properties fo:font-size="8pt" officeooo:rsid="00099170" officeooo:paragraph-rsid="000ce5a9" style:font-size-asian="8pt" style:font-size-complex="8pt"/>
    </style:style>
    <style:style style:name="P6" style:family="paragraph" style:parent-style-name="Table_20_Contents">
      <style:paragraph-properties fo:margin-top="0cm" fo:margin-bottom="0cm" loext:contextual-spacing="false" fo:line-height="100%"/>
      <style:text-properties fo:font-size="8pt" officeooo:rsid="00099170" officeooo:paragraph-rsid="000ce5a9" style:font-size-asian="8pt" style:font-size-complex="8pt"/>
    </style:style>
    <style:style style:name="P7" style:family="paragraph" style:parent-style-name="Table_20_Contents">
      <style:paragraph-properties fo:margin-top="0cm" fo:margin-bottom="0cm" loext:contextual-spacing="false" fo:line-height="100%"/>
      <style:text-properties fo:font-size="2pt" officeooo:rsid="00099170" officeooo:paragraph-rsid="000ce5a9" style:font-size-asian="1.75pt" style:font-size-complex="2pt"/>
    </style:style>
    <style:style style:name="P8" style:family="paragraph" style:parent-style-name="Table_20_Contents">
      <style:paragraph-properties fo:margin-top="0cm" fo:margin-bottom="0cm" loext:contextual-spacing="false" fo:line-height="100%"/>
      <style:text-properties fo:font-size="2pt" fo:font-weight="normal" officeooo:rsid="000c2949" officeooo:paragraph-rsid="000ce5a9" style:font-size-asian="1.75pt" style:font-weight-asian="normal" style:font-size-complex="2pt" style:font-weight-complex="normal"/>
    </style:style>
    <style:style style:name="T1" style:family="text">
      <style:text-properties officeooo:rsid="000c29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95ad" style:font-weight-asian="bold" style:font-weight-complex="bold"/>
    </style:style>
    <style:style style:name="T4" style:family="text">
      <style:text-properties fo:font-weight="bold" officeooo:rsid="000c2949" style:font-weight-asian="bold" style:font-weight-complex="bold"/>
    </style:style>
    <style:style style:name="T5" style:family="text">
      <style:text-properties officeooo:rsid="000c6552"/>
    </style:style>
    <style:style style:name="T6" style:family="text">
      <style:text-properties fo:font-weight="normal" officeooo:rsid="000c2949" style:font-weight-asian="normal" style:font-weight-complex="normal"/>
    </style:style>
    <style:style style:name="T7" style:family="text">
      <style:text-properties officeooo:rsid="000d95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5">13.<text:span text:style-name="T1">08.2016 </text:span><text:s text:c="2"/><text:span text:style-name="T2">Kaffeetrinken für die </text:span></text:p>
            <text:p text:style-name="P2"><text:span text:style-name="T2"><text:s text:c="21"/>Kuchenbäckerinnen</text:span> <text:s text:c="10"/><text:span text:style-name="T1">14.00</text:span> Uhr</text:p>
            <text:p text:style-name="P4"/>
            <text:p text:style-name="P2"><text:span text:style-name="T1">0</text:span>3.<text:span text:style-name="T1">10. <text:s text:c="8"/></text:span><text:s text:c="2"/><text:span text:style-name="T3">Einheitsschießen</text:span><text:span text:style-name="T2"> </text:span><text:span text:style-name="T4">und</text:span></text:p>
            <text:p text:style-name="P3"><text:span text:style-name="T4"><text:s text:c="21"/>Vereinsmeisterschaften <text:s text:c="6"/></text:span>10.<text:span text:style-name="T5">00</text:span> Uhr</text:p>
            <text:p text:style-name="P7"/>
            <text:p text:style-name="P6">_____ <text:s text:c="10"/><text:span text:style-name="T3">Herbst</text:span><text:span text:style-name="T2">putz <text:s text:c="27"/>____ <text:s/></text:span><text:span text:style-name="T6">Uhr</text:span></text:p>
            <text:p text:style-name="P8"/>
            <text:p text:style-name="P6"><text:span text:style-name="T7">26</text:span>.<text:span text:style-name="T7">11.</text:span> <text:s text:c="10"/><text:span text:style-name="T3">Weihnachtsbaum aufstellen</text:span></text:p>
            <text:p text:style-name="P6"><text:span text:style-name="T7"><text:s text:c="21"/></text:span><text:span text:style-name="T3">im Park</text:span><text:span text:style-name="T2"> <text:s text:c="33"/></text:span>1<text:span text:style-name="T7">5.00</text:span> Uhr</text:p>
            <text:p text:style-name="P7"/>
            <text:p text:style-name="P6"><text:span text:style-name="T7">02</text:span>.<text:span text:style-name="T7">12.</text:span> <text:s text:c="10"/><text:span text:style-name="T3">Jahreshauptversammlung</text:span><text:span text:style-name="T2"> <text:s text:c="2"/></text:span>1<text:span text:style-name="T7">9</text:span>.<text:span text:style-name="T5">00</text:span> Uhr</text:p>
          </table:table-cell>
          <table:table-cell table:style-name="Tabelle2.A1" office:value-type="string">
            <text:p text:style-name="P5">13.<text:span text:style-name="T1">08.2016 </text:span><text:s text:c="2"/><text:span text:style-name="T2">Kaffeetrinken für die </text:span></text:p>
            <text:p text:style-name="P2"><text:span text:style-name="T2"><text:s text:c="21"/>Kuchenbäckerinnen</text:span> <text:s text:c="10"/><text:span text:style-name="T1">14.00</text:span> Uhr</text:p>
            <text:p text:style-name="P4"/>
            <text:p text:style-name="P2"><text:span text:style-name="T1">0</text:span>3.<text:span text:style-name="T1">10. <text:s text:c="8"/></text:span><text:s text:c="2"/><text:span text:style-name="T3">Einheitsschießen</text:span><text:span text:style-name="T2"> </text:span><text:span text:style-name="T4">und</text:span></text:p>
            <text:p text:style-name="P3"><text:span text:style-name="T4"><text:s text:c="21"/>Vereinsmeisterschaften <text:s text:c="6"/></text:span>10.<text:span text:style-name="T5">00</text:span> Uhr</text:p>
            <text:p text:style-name="P7"/>
            <text:p text:style-name="P6">_____ <text:s text:c="10"/><text:span text:style-name="T3">Herbst</text:span><text:span text:style-name="T2">putz <text:s text:c="27"/>____ <text:s/></text:span><text:span text:style-name="T6">Uhr</text:span></text:p>
            <text:p text:style-name="P8"/>
            <text:p text:style-name="P6"><text:span text:style-name="T7">26</text:span>.<text:span text:style-name="T7">11.</text:span> <text:s text:c="10"/><text:span text:style-name="T3">Weihnachtsbaum aufstellen</text:span></text:p>
            <text:p text:style-name="P6"><text:span text:style-name="T7"><text:s text:c="21"/></text:span><text:span text:style-name="T3">im Park</text:span><text:span text:style-name="T2"> <text:s text:c="33"/></text:span>1<text:span text:style-name="T7">5.00</text:span> Uhr</text:p>
            <text:p text:style-name="P7"/>
            <text:p text:style-name="P6"><text:span text:style-name="T7">02</text:span>.<text:span text:style-name="T7">12.</text:span> <text:s text:c="10"/><text:span text:style-name="T3">Jahreshauptversammlung</text:span><text:span text:style-name="T2"> <text:s text:c="2"/></text:span>1<text:span text:style-name="T7">9</text:span>.<text:span text:style-name="T5">00</text:span> Uhr</text:p>
          </table:table-cell>
          <table:table-cell table:style-name="Tabelle2.C1" office:value-type="string">
            <text:p text:style-name="P5">13.<text:span text:style-name="T1">08.2016 </text:span><text:s text:c="2"/><text:span text:style-name="T2">Kaffeetrinken für die </text:span></text:p>
            <text:p text:style-name="P2"><text:span text:style-name="T2"><text:s text:c="21"/>Kuchenbäckerinnen</text:span> <text:s text:c="10"/><text:span text:style-name="T1">14.00</text:span> Uhr</text:p>
            <text:p text:style-name="P4"/>
            <text:p text:style-name="P2"><text:span text:style-name="T1">0</text:span>3.<text:span text:style-name="T1">10. <text:s text:c="8"/></text:span><text:s text:c="2"/><text:span text:style-name="T3">Einheitsschießen</text:span><text:span text:style-name="T2"> </text:span><text:span text:style-name="T4">und</text:span></text:p>
            <text:p text:style-name="P3"><text:span text:style-name="T4"><text:s text:c="21"/>Vereinsmeisterschaften <text:s text:c="6"/></text:span>10.<text:span text:style-name="T5">00</text:span> Uhr</text:p>
            <text:p text:style-name="P7"/>
            <text:p text:style-name="P6">_____ <text:s text:c="10"/><text:span text:style-name="T3">Herbst</text:span><text:span text:style-name="T2">putz <text:s text:c="27"/>____ <text:s/></text:span><text:span text:style-name="T6">Uhr</text:span></text:p>
            <text:p text:style-name="P8"/>
            <text:p text:style-name="P6"><text:span text:style-name="T7">26</text:span>.<text:span text:style-name="T7">11.</text:span> <text:s text:c="10"/><text:span text:style-name="T3">Weihnachtsbaum aufstellen</text:span></text:p>
            <text:p text:style-name="P6"><text:span text:style-name="T7"><text:s text:c="21"/></text:span><text:span text:style-name="T3">im Park</text:span><text:span text:style-name="T2"> <text:s text:c="33"/></text:span>1<text:span text:style-name="T7">5.00</text:span> Uhr</text:p>
            <text:p text:style-name="P7"/>
            <text:p text:style-name="P6"><text:span text:style-name="T7">02</text:span>.<text:span text:style-name="T7">12.</text:span> <text:s text:c="10"/><text:span text:style-name="T3">Jahreshauptversammlung</text:span><text:span text:style-name="T2"> <text:s text:c="2"/></text:span>1<text:span text:style-name="T7">9</text:span>.<text:span text:style-name="T5">00</text:span> Uhr</text:p>
          </table:table-cell>
        </table:table-row>
        <table:table-row table:style-name="Tabelle2.1">
          <table:table-cell table:style-name="Tabelle2.A2" office:value-type="string">
            <text:p text:style-name="P5">13.<text:span text:style-name="T1">08.2016 </text:span><text:s text:c="2"/><text:span text:style-name="T2">Kaffeetrinken für die </text:span></text:p>
            <text:p text:style-name="P2"><text:span text:style-name="T2"><text:s text:c="21"/>Kuchenbäckerinnen</text:span> <text:s text:c="10"/><text:span text:style-name="T1">14.00</text:span> Uhr</text:p>
            <text:p text:style-name="P4"/>
            <text:p text:style-name="P2"><text:span text:style-name="T1">0</text:span>3.<text:span text:style-name="T1">10. <text:s text:c="8"/></text:span><text:s text:c="2"/><text:span text:style-name="T3">Einheitsschießen</text:span><text:span text:style-name="T2"> </text:span><text:span text:style-name="T4">und</text:span></text:p>
            <text:p text:style-name="P3"><text:span text:style-name="T4"><text:s text:c="21"/>Vereinsmeisterschaften <text:s text:c="6"/></text:span>10.<text:span text:style-name="T5">00</text:span> Uhr</text:p>
            <text:p text:style-name="P7"/>
            <text:p text:style-name="P6">_____ <text:s text:c="10"/><text:span text:style-name="T3">Herbst</text:span><text:span text:style-name="T2">putz <text:s text:c="27"/>____ <text:s/></text:span><text:span text:style-name="T6">Uhr</text:span></text:p>
            <text:p text:style-name="P8"/>
            <text:p text:style-name="P6"><text:span text:style-name="T7">26</text:span>.<text:span text:style-name="T7">11.</text:span> <text:s text:c="10"/><text:span text:style-name="T3">Weihnachtsbaum aufstellen</text:span></text:p>
            <text:p text:style-name="P6"><text:span text:style-name="T7"><text:s text:c="21"/></text:span><text:span text:style-name="T3">im Park</text:span><text:span text:style-name="T2"> <text:s text:c="33"/></text:span>1<text:span text:style-name="T7">5.00</text:span> Uhr</text:p>
            <text:p text:style-name="P7"/>
            <text:p text:style-name="P6"><text:span text:style-name="T7">02</text:span>.<text:span text:style-name="T7">12.</text:span> <text:s text:c="10"/><text:span text:style-name="T3">Jahreshauptversammlung</text:span><text:span text:style-name="T2"> <text:s text:c="2"/></text:span>1<text:span text:style-name="T7">9</text:span>.<text:span text:style-name="T5">00</text:span> Uhr</text:p>
          </table:table-cell>
          <table:table-cell table:style-name="Tabelle2.A2" office:value-type="string">
            <text:p text:style-name="P5">13.<text:span text:style-name="T1">08.2016 </text:span><text:s text:c="2"/><text:span text:style-name="T2">Kaffeetrinken für die </text:span></text:p>
            <text:p text:style-name="P2"><text:span text:style-name="T2"><text:s text:c="21"/>Kuchenbäckerinnen</text:span> <text:s text:c="10"/><text:span text:style-name="T1">14.00</text:span> Uhr</text:p>
            <text:p text:style-name="P4"/>
            <text:p text:style-name="P2"><text:span text:style-name="T1">0</text:span>3.<text:span text:style-name="T1">10. <text:s text:c="8"/></text:span><text:s text:c="2"/><text:span text:style-name="T3">Einheitsschießen</text:span><text:span text:style-name="T2"> </text:span><text:span text:style-name="T4">und</text:span></text:p>
            <text:p text:style-name="P3"><text:span text:style-name="T4"><text:s text:c="21"/>Vereinsmeisterschaften <text:s text:c="6"/></text:span>10.<text:span text:style-name="T5">00</text:span> Uhr</text:p>
            <text:p text:style-name="P7"/>
            <text:p text:style-name="P6">_____ <text:s text:c="10"/><text:span text:style-name="T3">Herbst</text:span><text:span text:style-name="T2">putz <text:s text:c="27"/>____ <text:s/></text:span><text:span text:style-name="T6">Uhr</text:span></text:p>
            <text:p text:style-name="P8"/>
            <text:p text:style-name="P6"><text:span text:style-name="T7">26</text:span>.<text:span text:style-name="T7">11.</text:span> <text:s text:c="10"/><text:span text:style-name="T3">Weihnachtsbaum aufstellen</text:span></text:p>
            <text:p text:style-name="P6"><text:span text:style-name="T7"><text:s text:c="21"/></text:span><text:span text:style-name="T3">im Park</text:span><text:span text:style-name="T2"> <text:s text:c="33"/></text:span>1<text:span text:style-name="T7">5.00</text:span> Uhr</text:p>
            <text:p text:style-name="P7"/>
            <text:p text:style-name="P6"><text:span text:style-name="T7">02</text:span>.<text:span text:style-name="T7">12.</text:span> <text:s text:c="10"/><text:span text:style-name="T3">Jahreshauptversammlung</text:span><text:span text:style-name="T2"> <text:s text:c="2"/></text:span>1<text:span text:style-name="T7">9</text:span>.<text:span text:style-name="T5">00</text:span> Uhr</text:p>
          </table:table-cell>
          <table:table-cell table:style-name="Tabelle2.C2" office:value-type="string">
            <text:p text:style-name="P5">13.<text:span text:style-name="T1">08.2016 </text:span><text:s text:c="2"/><text:span text:style-name="T2">Kaffeetrinken für die </text:span></text:p>
            <text:p text:style-name="P2"><text:span text:style-name="T2"><text:s text:c="21"/>Kuchenbäckerinnen</text:span> <text:s text:c="10"/><text:span text:style-name="T1">14.00</text:span> Uhr</text:p>
            <text:p text:style-name="P4"/>
            <text:p text:style-name="P2"><text:span text:style-name="T1">0</text:span>3.<text:span text:style-name="T1">10. <text:s text:c="8"/></text:span><text:s text:c="2"/><text:span text:style-name="T3">Einheitsschießen</text:span><text:span text:style-name="T2"> </text:span><text:span text:style-name="T4">und</text:span></text:p>
            <text:p text:style-name="P3"><text:span text:style-name="T4"><text:s text:c="21"/>Vereinsmeisterschaften <text:s text:c="6"/></text:span>10.<text:span text:style-name="T5">00</text:span> Uhr</text:p>
            <text:p text:style-name="P7"/>
            <text:p text:style-name="P6">_____ <text:s text:c="10"/><text:span text:style-name="T3">Herbst</text:span><text:span text:style-name="T2">putz <text:s text:c="27"/>____ <text:s/></text:span><text:span text:style-name="T6">Uhr</text:span></text:p>
            <text:p text:style-name="P8"/>
            <text:p text:style-name="P6"><text:span text:style-name="T7">26</text:span>.<text:span text:style-name="T7">11.</text:span> <text:s text:c="10"/><text:span text:style-name="T3">Weihnachtsbaum aufstellen</text:span></text:p>
            <text:p text:style-name="P6"><text:span text:style-name="T7"><text:s text:c="21"/></text:span><text:span text:style-name="T3">im Park</text:span><text:span text:style-name="T2"> <text:s text:c="33"/></text:span>1<text:span text:style-name="T7">5.00</text:span> Uhr</text:p>
            <text:p text:style-name="P7"/>
            <text:p text:style-name="P6"><text:span text:style-name="T7">02</text:span>.<text:span text:style-name="T7">12.</text:span> <text:s text:c="10"/><text:span text:style-name="T3">Jahreshauptversammlung</text:span><text:span text:style-name="T2"> <text:s text:c="2"/></text:span>1<text:span text:style-name="T7">9</text:span>.<text:span text:style-name="T5">00</text:span> Uhr</text:p>
          </table:table-cell>
        </table:table-row>
        <table:table-row table:style-name="Tabelle2.1">
          <table:table-cell table:style-name="Tabelle2.A2" office:value-type="string">
            <text:p text:style-name="P5">13.<text:span text:style-name="T1">08.2016 </text:span><text:s text:c="2"/><text:span text:style-name="T2">Kaffeetrinken für die </text:span></text:p>
            <text:p text:style-name="P2"><text:span text:style-name="T2"><text:s text:c="21"/>Kuchenbäckerinnen</text:span> <text:s text:c="10"/><text:span text:style-name="T1">14.00</text:span> Uhr</text:p>
            <text:p text:style-name="P4"/>
            <text:p text:style-name="P2"><text:span text:style-name="T1">0</text:span>3.<text:span text:style-name="T1">10. <text:s text:c="8"/></text:span><text:s text:c="2"/><text:span text:style-name="T3">Einheitsschießen</text:span><text:span text:style-name="T2"> </text:span><text:span text:style-name="T4">und</text:span></text:p>
            <text:p text:style-name="P3"><text:span text:style-name="T4"><text:s text:c="21"/>Vereinsmeisterschaften <text:s text:c="6"/></text:span>10.<text:span text:style-name="T5">00</text:span> Uhr</text:p>
            <text:p text:style-name="P7"/>
            <text:p text:style-name="P6">_____ <text:s text:c="10"/><text:span text:style-name="T3">Herbst</text:span><text:span text:style-name="T2">putz <text:s text:c="27"/>____ <text:s/></text:span><text:span text:style-name="T6">Uhr</text:span></text:p>
            <text:p text:style-name="P8"/>
            <text:p text:style-name="P6"><text:span text:style-name="T7">26</text:span>.<text:span text:style-name="T7">11.</text:span> <text:s text:c="10"/><text:span text:style-name="T3">Weihnachtsbaum aufstellen</text:span></text:p>
            <text:p text:style-name="P6"><text:span text:style-name="T7"><text:s text:c="21"/></text:span><text:span text:style-name="T3">im Park</text:span><text:span text:style-name="T2"> <text:s text:c="33"/></text:span>1<text:span text:style-name="T7">5.00</text:span> Uhr</text:p>
            <text:p text:style-name="P7"/>
            <text:p text:style-name="P6"><text:span text:style-name="T7">02</text:span>.<text:span text:style-name="T7">12.</text:span> <text:s text:c="10"/><text:span text:style-name="T3">Jahreshauptversammlung</text:span><text:span text:style-name="T2"> <text:s text:c="2"/></text:span>1<text:span text:style-name="T7">9</text:span>.<text:span text:style-name="T5">00</text:span> Uhr</text:p>
          </table:table-cell>
          <table:table-cell table:style-name="Tabelle2.A2" office:value-type="string">
            <text:p text:style-name="P5">13.<text:span text:style-name="T1">08.2016 </text:span><text:s text:c="2"/><text:span text:style-name="T2">Kaffeetrinken für die </text:span></text:p>
            <text:p text:style-name="P2"><text:span text:style-name="T2"><text:s text:c="21"/>Kuchenbäckerinnen</text:span> <text:s text:c="10"/><text:span text:style-name="T1">14.00</text:span> Uhr</text:p>
            <text:p text:style-name="P4"/>
            <text:p text:style-name="P2"><text:span text:style-name="T1">0</text:span>3.<text:span text:style-name="T1">10. <text:s text:c="8"/></text:span><text:s text:c="2"/><text:span text:style-name="T3">Einheitsschießen</text:span><text:span text:style-name="T2"> </text:span><text:span text:style-name="T4">und</text:span></text:p>
            <text:p text:style-name="P3"><text:span text:style-name="T4"><text:s text:c="21"/>Vereinsmeisterschaften <text:s text:c="6"/></text:span>10.<text:span text:style-name="T5">00</text:span> Uhr</text:p>
            <text:p text:style-name="P7"/>
            <text:p text:style-name="P6">_____ <text:s text:c="10"/><text:span text:style-name="T3">Herbst</text:span><text:span text:style-name="T2">putz <text:s text:c="27"/>____ <text:s/></text:span><text:span text:style-name="T6">Uhr</text:span></text:p>
            <text:p text:style-name="P8"/>
            <text:p text:style-name="P6"><text:span text:style-name="T7">26</text:span>.<text:span text:style-name="T7">11.</text:span> <text:s text:c="10"/><text:span text:style-name="T3">Weihnachtsbaum aufstellen</text:span></text:p>
            <text:p text:style-name="P6"><text:span text:style-name="T7"><text:s text:c="21"/></text:span><text:span text:style-name="T3">im Park</text:span><text:span text:style-name="T2"> <text:s text:c="33"/></text:span>1<text:span text:style-name="T7">5.00</text:span> Uhr</text:p>
            <text:p text:style-name="P7"/>
            <text:p text:style-name="P6"><text:span text:style-name="T7">02</text:span>.<text:span text:style-name="T7">12.</text:span> <text:s text:c="10"/><text:span text:style-name="T3">Jahreshauptversammlung</text:span><text:span text:style-name="T2"> <text:s text:c="2"/></text:span>1<text:span text:style-name="T7">9</text:span>.<text:span text:style-name="T5">00</text:span> Uhr</text:p>
          </table:table-cell>
          <table:table-cell table:style-name="Tabelle2.C2" office:value-type="string">
            <text:p text:style-name="P5">13.<text:span text:style-name="T1">08.2016 </text:span><text:s text:c="2"/><text:span text:style-name="T2">Kaffeetrinken für die </text:span></text:p>
            <text:p text:style-name="P2"><text:span text:style-name="T2"><text:s text:c="21"/>Kuchenbäckerinnen</text:span> <text:s text:c="10"/><text:span text:style-name="T1">14.00</text:span> Uhr</text:p>
            <text:p text:style-name="P4"/>
            <text:p text:style-name="P2"><text:span text:style-name="T1">0</text:span>3.<text:span text:style-name="T1">10. <text:s text:c="8"/></text:span><text:s text:c="2"/><text:span text:style-name="T3">Einheitsschießen</text:span><text:span text:style-name="T2"> </text:span><text:span text:style-name="T4">und</text:span></text:p>
            <text:p text:style-name="P3"><text:span text:style-name="T4"><text:s text:c="21"/>Vereinsmeisterschaften <text:s text:c="6"/></text:span>10.<text:span text:style-name="T5">00</text:span> Uhr</text:p>
            <text:p text:style-name="P7"/>
            <text:p text:style-name="P6">_____ <text:s text:c="10"/><text:span text:style-name="T3">Herbst</text:span><text:span text:style-name="T2">putz <text:s text:c="27"/>____ <text:s/></text:span><text:span text:style-name="T6">Uhr</text:span></text:p>
            <text:p text:style-name="P8"/>
            <text:p text:style-name="P6"><text:span text:style-name="T7">26</text:span>.<text:span text:style-name="T7">11.</text:span> <text:s text:c="10"/><text:span text:style-name="T3">Weihnachtsbaum aufstellen</text:span></text:p>
            <text:p text:style-name="P6"><text:span text:style-name="T7"><text:s text:c="21"/></text:span><text:span text:style-name="T3">im Park</text:span><text:span text:style-name="T2"> <text:s text:c="33"/></text:span>1<text:span text:style-name="T7">5.00</text:span> Uhr</text:p>
            <text:p text:style-name="P7"/>
            <text:p text:style-name="P6"><text:span text:style-name="T7">02</text:span>.<text:span text:style-name="T7">12.</text:span> <text:s text:c="10"/><text:span text:style-name="T3">Jahreshauptversammlung</text:span><text:span text:style-name="T2"> <text:s text:c="2"/></text:span>1<text:span text:style-name="T7">9</text:span>.<text:span text:style-name="T5">00</text:span> Uhr</text:p>
          </table:table-cell>
        </table:table-row>
        <table:table-row table:style-name="Tabelle2.1">
          <table:table-cell table:style-name="Tabelle2.A2" office:value-type="string">
            <text:p text:style-name="P5">13.<text:span text:style-name="T1">08.2016 </text:span><text:s text:c="2"/><text:span text:style-name="T2">Kaffeetrinken für die </text:span></text:p>
            <text:p text:style-name="P2"><text:span text:style-name="T2"><text:s text:c="21"/>Kuchenbäckerinnen</text:span> <text:s text:c="10"/><text:span text:style-name="T1">14.00</text:span> Uhr</text:p>
            <text:p text:style-name="P4"/>
            <text:p text:style-name="P2"><text:span text:style-name="T1">0</text:span>3.<text:span text:style-name="T1">10. <text:s text:c="8"/></text:span><text:s text:c="2"/><text:span text:style-name="T3">Einheitsschießen</text:span><text:span text:style-name="T2"> </text:span><text:span text:style-name="T4">und</text:span></text:p>
            <text:p text:style-name="P3"><text:span text:style-name="T4"><text:s text:c="21"/>Vereinsmeisterschaften <text:s text:c="6"/></text:span>10.<text:span text:style-name="T5">00</text:span> Uhr</text:p>
            <text:p text:style-name="P7"/>
            <text:p text:style-name="P6">_____ <text:s text:c="10"/><text:span text:style-name="T3">Herbst</text:span><text:span text:style-name="T2">putz <text:s text:c="27"/>____ <text:s/></text:span><text:span text:style-name="T6">Uhr</text:span></text:p>
            <text:p text:style-name="P8"/>
            <text:p text:style-name="P6"><text:span text:style-name="T7">26</text:span>.<text:span text:style-name="T7">11.</text:span> <text:s text:c="10"/><text:span text:style-name="T3">Weihnachtsbaum aufstellen</text:span></text:p>
            <text:p text:style-name="P6"><text:span text:style-name="T7"><text:s text:c="21"/></text:span><text:span text:style-name="T3">im Park</text:span><text:span text:style-name="T2"> <text:s text:c="33"/></text:span>1<text:span text:style-name="T7">5.00</text:span> Uhr</text:p>
            <text:p text:style-name="P7"/>
            <text:p text:style-name="P6"><text:span text:style-name="T7">02</text:span>.<text:span text:style-name="T7">12.</text:span> <text:s text:c="10"/><text:span text:style-name="T3">Jahreshauptversammlung</text:span><text:span text:style-name="T2"> <text:s text:c="2"/></text:span>1<text:span text:style-name="T7">9</text:span>.<text:span text:style-name="T5">00</text:span> Uhr</text:p>
          </table:table-cell>
          <table:table-cell table:style-name="Tabelle2.A2" office:value-type="string">
            <text:p text:style-name="P5">13.<text:span text:style-name="T1">08.2016 </text:span><text:s text:c="2"/><text:span text:style-name="T2">Kaffeetrinken für die </text:span></text:p>
            <text:p text:style-name="P2"><text:span text:style-name="T2"><text:s text:c="21"/>Kuchenbäckerinnen</text:span> <text:s text:c="10"/><text:span text:style-name="T1">14.00</text:span> Uhr</text:p>
            <text:p text:style-name="P4"/>
            <text:p text:style-name="P2"><text:span text:style-name="T1">0</text:span>3.<text:span text:style-name="T1">10. <text:s text:c="8"/></text:span><text:s text:c="2"/><text:span text:style-name="T3">Einheitsschießen</text:span><text:span text:style-name="T2"> </text:span><text:span text:style-name="T4">und</text:span></text:p>
            <text:p text:style-name="P3"><text:span text:style-name="T4"><text:s text:c="21"/>Vereinsmeisterschaften <text:s text:c="6"/></text:span>10.<text:span text:style-name="T5">00</text:span> Uhr</text:p>
            <text:p text:style-name="P7"/>
            <text:p text:style-name="P6">_____ <text:s text:c="10"/><text:span text:style-name="T3">Herbst</text:span><text:span text:style-name="T2">putz <text:s text:c="27"/>____ <text:s/></text:span><text:span text:style-name="T6">Uhr</text:span></text:p>
            <text:p text:style-name="P8"/>
            <text:p text:style-name="P6"><text:span text:style-name="T7">26</text:span>.<text:span text:style-name="T7">11.</text:span> <text:s text:c="10"/><text:span text:style-name="T3">Weihnachtsbaum aufstellen</text:span></text:p>
            <text:p text:style-name="P6"><text:span text:style-name="T7"><text:s text:c="21"/></text:span><text:span text:style-name="T3">im Park</text:span><text:span text:style-name="T2"> <text:s text:c="33"/></text:span>1<text:span text:style-name="T7">5.00</text:span> Uhr</text:p>
            <text:p text:style-name="P7"/>
            <text:p text:style-name="P6"><text:span text:style-name="T7">02</text:span>.<text:span text:style-name="T7">12.</text:span> <text:s text:c="10"/><text:span text:style-name="T3">Jahreshauptversammlung</text:span><text:span text:style-name="T2"> <text:s text:c="2"/></text:span>1<text:span text:style-name="T7">9</text:span>.<text:span text:style-name="T5">00</text:span> Uhr</text:p>
          </table:table-cell>
          <table:table-cell table:style-name="Tabelle2.C2" office:value-type="string">
            <text:p text:style-name="P5">13.<text:span text:style-name="T1">08.2016 </text:span><text:s text:c="2"/><text:span text:style-name="T2">Kaffeetrinken für die </text:span></text:p>
            <text:p text:style-name="P2"><text:span text:style-name="T2"><text:s text:c="21"/>Kuchenbäckerinnen</text:span> <text:s text:c="10"/><text:span text:style-name="T1">14.00</text:span> Uhr</text:p>
            <text:p text:style-name="P4"/>
            <text:p text:style-name="P2"><text:span text:style-name="T1">0</text:span>3.<text:span text:style-name="T1">10. <text:s text:c="8"/></text:span><text:s text:c="2"/><text:span text:style-name="T3">Einheitsschießen</text:span><text:span text:style-name="T2"> </text:span><text:span text:style-name="T4">und</text:span></text:p>
            <text:p text:style-name="P3"><text:span text:style-name="T4"><text:s text:c="21"/>Vereinsmeisterschaften <text:s text:c="6"/></text:span>10.<text:span text:style-name="T5">00</text:span> Uhr</text:p>
            <text:p text:style-name="P7"/>
            <text:p text:style-name="P6">_____ <text:s text:c="10"/><text:span text:style-name="T3">Herbst</text:span><text:span text:style-name="T2">putz <text:s text:c="27"/>____ <text:s/></text:span><text:span text:style-name="T6">Uhr</text:span></text:p>
            <text:p text:style-name="P8"/>
            <text:p text:style-name="P6"><text:span text:style-name="T7">26</text:span>.<text:span text:style-name="T7">11.</text:span> <text:s text:c="10"/><text:span text:style-name="T3">Weihnachtsbaum aufstellen</text:span></text:p>
            <text:p text:style-name="P6"><text:span text:style-name="T7"><text:s text:c="21"/></text:span><text:span text:style-name="T3">im Park</text:span><text:span text:style-name="T2"> <text:s text:c="33"/></text:span>1<text:span text:style-name="T7">5.00</text:span> Uhr</text:p>
            <text:p text:style-name="P7"/>
            <text:p text:style-name="P6"><text:span text:style-name="T7">02</text:span>.<text:span text:style-name="T7">12.</text:span> <text:s text:c="10"/><text:span text:style-name="T3">Jahreshauptversammlung</text:span><text:span text:style-name="T2"> <text:s text:c="2"/></text:span>1<text:span text:style-name="T7">9</text:span>.<text:span text:style-name="T5">00</text:span> Uhr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0.4cm" fo:margin-bottom="0.4cm" fo:margin-left="1.221cm" fo:margin-right="1.2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1:18:58.503064057</meta:creation-date>
    <dc:date>2016-01-03T11:39:34.722149370</dc:date>
    <meta:editing-duration>PT19M24S</meta:editing-duration>
    <meta:editing-cycles>2</meta:editing-cycles>
    <meta:generator>LibreOffice/5.0.4.2$Linux_X86_64 LibreOffice_project/00m0$Build-2</meta:generator>
    <meta:document-statistic meta:table-count="1" meta:image-count="0" meta:object-count="0" meta:page-count="2" meta:paragraph-count="96" meta:word-count="336" meta:character-count="4992" meta:non-whitespace-character-count="2532"/>
  </office:meta>
</office:document-meta>
</file>